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5.666cm" style:rel-column-width="21845*"/>
    </style:style>
    <style:style style:name="Tableau1.1" style:family="table-row">
      <style:table-row-properties style:min-row-height="4.577cm"/>
    </style:style>
    <style:style style:name="Tableau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1.C1" style:family="table-cell">
      <style:table-cell-properties fo:border="0.002cm solid #000000" fo:padding="0.097cm"/>
    </style:style>
    <style:style style:name="P1" style:parent-style-name="Table_20_Contents" style:family="paragraph">
      <style:text-properties fo:font-weight="bold" style:font-weight-asian="bold" style:font-weight-complex="bold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au1" table:style-name="Tableau1">
        <table:table-column table:number-columns-repeated="3" table:style-name="Tableau1.A"/>
        <table:table-header-rows>
          <table:table-row table:style-name="Tableau1.1">
            <table:table-cell office:value-type="string" table:protected="false" table:style-name="Tableau1.A1">
              <text:p text:style-name="P1">P1 first name P1 </text:p>
              <text:p text:style-name="Table_20_Contents">P1 address</text:p>
            </table:table-cell>
            <table:table-cell office:value-type="string" table:protected="false" table:style-name="Tableau1.A1">
              <text:p text:style-name="P1">P2 first name P2 </text:p>
              <text:p text:style-name="Table_20_Contents">P2 address</text:p>
            </table:table-cell>
            <table:table-cell office:value-type="string" table:protected="false" table:style-name="Tableau1.A1">
              <text:p text:style-name="P1">P3 first name P3 </text:p>
              <text:p text:style-name="Table_20_Contents">P3 address</text:p>
            </table:table-cell>
          </table:table-row>
          <table:table-row table:style-name="Tableau1.1">
            <table:table-cell office:value-type="string" table:protected="false" table:style-name="Tableau1.A1">
              <text:p text:style-name="P1">P4 first name P4 </text:p>
              <text:p text:style-name="Table_20_Contents">P4 address</text:p>
            </table:table-cell>
            <table:table-cell office:value-type="string" table:protected="false" table:style-name="Tableau1.A1">
              <text:p text:style-name="P1">P5 first name P5 </text:p>
              <text:p text:style-name="Table_20_Contents">P5 address</text:p>
            </table:table-cell>
            <table:table-cell office:value-type="string" table:protected="false" table:style-name="Tableau1.A1">
              <text:p text:style-name="P1">P6 first name P6 </text:p>
              <text:p text:style-name="Table_20_Contents">P6 address</text:p>
            </table:table-cell>
          </table:table-row>
          <table:table-row table:style-name="Tableau1.1">
            <table:table-cell office:value-type="string" table:protected="false" table:style-name="Tableau1.A1">
              <text:p text:style-name="P1">P7 first name P7 </text:p>
              <text:p text:style-name="Table_20_Contents">P7 address</text:p>
            </table:table-cell>
            <table:table-cell office:value-type="string" table:protected="false" table:style-name="Tableau1.A1">
              <text:p text:style-name="P1">P8 first name P8 </text:p>
              <text:p text:style-name="Table_20_Contents">P8 address</text:p>
            </table:table-cell>
            <table:table-cell office:value-type="string" table:style-name="Tableau1.A1"/>
          </table:table-row>
          <table:table-row table:style-name="Tableau1.1">
            <table:table-cell office:value-type="string" table:style-name="Tableau1.A1"/>
            <table:table-cell office:value-type="string" table:protected="false" table:style-name="Tableau1.A1">
              <text:p text:style-name="Table_20_Contents"/>
            </table:table-cell>
            <table:table-cell office:value-type="string" table:protected="false" table:style-name="Tableau1.C1">
              <text:p text:style-name="Table_20_Contents"/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32in" text:min-label-width="0.32in"/>
        <style:text-properties style:font-name="PodStarSymbol"/>
      </text:list-level-style-bullet>
      <text:list-level-style-bullet text:level="2" text:style-name="podBulletStyle" text:bullet-char="◦">
        <style:list-level-properties text:space-before="0.64in" text:min-label-width="0.32in"/>
        <style:text-properties style:font-name="PodStarSymbol"/>
      </text:list-level-style-bullet>
      <text:list-level-style-bullet text:level="3" text:style-name="podBulletStyle" text:bullet-char="▪">
        <style:list-level-properties text:space-before="0.96in" text:min-label-width="0.32in"/>
        <style:text-properties style:font-name="PodStarSymbol"/>
      </text:list-level-style-bullet>
      <text:list-level-style-bullet text:level="4" text:style-name="podBulletStyle" text:bullet-char="•">
        <style:list-level-properties text:space-before="1.28in" text:min-label-width="0.32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26T13:33:26</meta:creation-date>
    <dc:creator>Gaetan Delannay</dc:creator>
    <dc:date>2006-10-26T13:47:07</dc:date>
    <dc:language>fr-BE</dc:language>
    <meta:editing-cycles>5</meta:editing-cycles>
    <meta:editing-duration>PT4M2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" meta:word-count="3" meta:character-count="37"/>
    <dc:title>forCellOnlyOne</dc:title>
  </office:meta>
</office:document-meta>
</file>